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635cm" svg:stroke-color="#3daee9" draw:marker-start-width="2.105cm" draw:marker-end-width="2.105cm" draw:fill="none" draw:textarea-vertical-align="middle" fo:padding-top="0.441cm" fo:padding-bottom="0.441cm" fo:padding-left="0.566cm" fo:padding-right="0.56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ircle draw:style-name="gr1" draw:text-style-name="P1" draw:layer="layout" svg:width="7.056cm" svg:height="7.056cm" svg:x="6.703cm" svg:y="9.211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9-20T20:45:17</meta:creation-date>
    <dc:date>2022-09-21T00:43:56</dc:date>
    <meta:editing-duration>PT22M48S</meta:editing-duration>
    <meta:editing-cycles>5</meta:editing-cycles>
    <meta:generator>OpenOffice/4.1.4$Unix OpenOffice.org_project/414m5$Build-9788</meta:generator>
    <meta:document-statistic meta:object-count="1"/>
  </office:meta>
</office:document-meta>
</file>